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When mixing enters and auto-wrapping, sometimes cursor is badly shifted.</text:p>
      <text:p text:style-name="Standard">-Implement tab drawing.</text:p>
      <text:p text:style-name="Standard">-Rewrite EditableTextModule (look at “editable update.txt”).</text:p>
      <text:p text:style-name="Standard">-Use<text:s/>al_set_clipping_rectangle<text:s/>and<text:s/>al_reset_clipping_rectangle<text:s/>to clip pinned camera based on the parent camera position and size.</text:p>
      <text:p text:style-name="Standard">-Use<text:s/>al_set_clipping_rectangle<text:s/>and<text:s/>al_reset_clipping_rectangle<text:s/>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soft-page-break/>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soft-page-break/>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soft-page-break/>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soft-page-break/>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soft-page-break/>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0-31T23:34:00Z</dc:date>
    <meta:template xlink:href="Normal.dotm" xlink:type="simple"/>
    <meta:editing-cycles>737</meta:editing-cycles>
    <meta:editing-duration>PT1433580S</meta:editing-duration>
    <meta:document-statistic meta:page-count="6" meta:paragraph-count="24" meta:word-count="1835" meta:character-count="12273" meta:row-count="87" meta:non-whitespace-character-count="10462"/>
  </office:meta>
</office:document-meta>
</file>